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78671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78671"/>
    </style:style>
    <style:style style:name="P3" style:family="paragraph" style:parent-style-name="Preformatted_20_Text">
      <style:paragraph-properties style:writing-mode="lr-tb"/>
      <style:text-properties officeooo:paragraph-rsid="00078671"/>
    </style:style>
    <style:style style:name="P4" style:family="paragraph" style:parent-style-name="Preformatted_20_Text">
      <style:paragraph-properties fo:margin-top="0in" fo:margin-bottom="0.1965in" style:contextual-spacing="false" style:writing-mode="lr-tb"/>
      <style:text-properties officeooo:paragraph-rsid="00078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/></text:p>
      <text:p text:style-name="P2"><text:span text:style-name="Source_20_Text"># Parameters for fluid-inspired dynamics</text:span></text:p>
      <text:p text:style-name="P3"><text:span text:style-name="Source_20_Text">rho = 1.0</text:span></text:p>
      <text:p text:style-name="P3"><text:span text:style-name="Source_20_Text">gamma = 1.4</text:span></text:p>
      <text:p text:style-name="P3"><text:span text:style-name="Source_20_Text">lambda_restoring = 0.5</text:span></text:p>
      <text:p text:style-name="P3"><text:span text:style-name="Source_20_Text">g_nonlinear = 0.05</text:span></text:p>
      <text:p text:style-name="P3"><text:span text:style-name="Source_20_Text">nu = 0.02</text:span></text:p>
      <text:p text:style-name="P3"><text:span text:style-name="Source_20_Text">E_gap = 0.5</text:span></text:p>
      <text:p text:style-name="P3"/>
      <text:p text:style-name="P3"><text:span text:style-name="Source_20_Text">u = np.zeros_like(x)</text:span></text:p>
      <text:p text:style-name="P3"><text:span text:style-name="Source_20_Text">u_prev = np.zeros_like(x)</text:span></text:p>
      <text:p text:style-name="P3"><text:span text:style-name="Source_20_Text">u_next = np.zeros_like(x)</text:span></text:p>
      <text:p text:style-name="P3"><text:span text:style-name="Source_20_Text">p = np.zeros_like(x)</text:span></text:p>
      <text:p text:style-name="P3"/>
      <text:p text:style-name="P3"><text:span text:style-name="Source_20_Text"># Initial condition: localized wave packet</text:span></text:p>
      <text:p text:style-name="P3"><text:span text:style-name="Source_20_Text">u[int(L/2 - 5):int(L/2 + 5)] = np.sin(np.linspace(0, np.pi, 10))</text:span></text:p>
      <text:p text:style-name="P3"/>
      <text:p text:style-name="P3"><text:span text:style-name="Source_20_Text">wave_history_mass_gap = []</text:span></text:p>
      <text:p text:style-name="P3"><text:span text:style-name="Source_20_Text">energy_history = []</text:span></text:p>
      <text:p text:style-name="P3"/>
      <text:p text:style-name="P3"><text:span text:style-name="Source_20_Text">for t in range(T):</text:span></text:p>
      <text:p text:style-name="P3"><text:span text:style-name="Source_20_Text"><text:s text:c="4"/>for i in range(1, len(x)-1):</text:span></text:p>
      <text:p text:style-name="P3"><text:span text:style-name="Source_20_Text"><text:s text:c="8"/>pressure_gradient = (p[i+1] - p[i-1]) / (2 * dx)</text:span></text:p>
      <text:p text:style-name="P3"><text:span text:style-name="Source_20_Text"><text:s text:c="8"/>nonlinear_term = g_nonlinear * u[i] * (u[i+1] - u[i-1]) / (2 * dx)</text:span></text:p>
      <text:p text:style-name="P3"><text:span text:style-name="Source_20_Text"><text:s text:c="8"/>dissipation_term = nu * (u[i+1] - 2*u[i] + u[i-1]) / (dx**2)</text:span></text:p>
      <text:p text:style-name="P3"><text:span text:style-name="Source_20_Text"><text:s text:c="8"/>u_next[i] = (2 * u[i] - u_prev[i] +</text:span></text:p>
      <text:p text:style-name="P3"><text:span text:style-name="Source_20_Text"><text:s text:c="21"/>dt * (-pressure_gradient * lambda_restoring / rho - nonlinear_term + dissipation_term))</text:span></text:p>
      <text:p text:style-name="P3"><text:span text:style-name="Source_20_Text"><text:s text:c="8"/>p[i] = gamma * rho * u_next[i]**2 / 2</text:span></text:p>
      <text:p text:style-name="P3"><text:span text:style-name="Source_20_Text"><text:s text:c="4"/>total_energy = np.sum(0.5 * rho * u_next**2 + p / (gamma - 1))</text:span></text:p>
      <text:p text:style-name="P3"><text:span text:style-name="Source_20_Text"><text:s text:c="4"/>energy_history.append(total_energy)</text:span></text:p>
      <text:p text:style-name="P3"><text:span text:style-name="Source_20_Text"><text:s text:c="4"/>u_prev, u = u, u_next.copy()</text:span></text:p>
      <text:p text:style-name="P3"><text:span text:style-name="Source_20_Text"><text:s text:c="4"/>wave_history_mass_gap.append(u.copy())</text:span></text:p>
      <text:p text:style-name="P3"/>
      <text:p text:style-name="P3"><text:span text:style-name="Source_20_Text">wave_history_mass_gap = np.array(wave_history_mass_gap)</text:span></text:p>
      <text:p text:style-name="P3"><text:span text:style-name="Source_20_Text">plt.figure(figsize=(12, 6))</text:span></text:p>
      <text:p text:style-name="P3"><text:span text:style-name="Source_20_Text">plt.imshow(wave_history_mass_gap.T, aspect='auto', cmap='viridis', extent=[0, T*dt, 0, L])</text:span></text:p>
      <text:p text:style-name="P3"><text:span text:style-name="Source_20_Text">plt.colorbar(label="Velocity Field (u)")</text:span></text:p>
      <text:p text:style-name="P3"><text:span text:style-name="Source_20_Text">plt.title("Wave Evolution with Mass Gap Integration")</text:span></text:p>
      <text:p text:style-name="P3"><text:span text:style-name="Source_20_Text">plt.xlabel("Time")</text:span></text:p>
      <text:p text:style-name="P3"><text:span text:style-name="Source_20_Text">plt.ylabel("Position")</text:span></text:p>
      <text:p text:style-name="P4"><text:span text:style-name="Source_20_Text">plt.show()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52:39.435684890</meta:creation-date>
    <dc:date>2025-02-01T18:53:48.066900304</dc:date>
    <meta:editing-duration>PT1M9S</meta:editing-duration>
    <meta:editing-cycles>1</meta:editing-cycles>
    <meta:document-statistic meta:table-count="0" meta:image-count="0" meta:object-count="0" meta:page-count="1" meta:paragraph-count="35" meta:word-count="170" meta:character-count="1299" meta:non-whitespace-character-count="1083"/>
    <meta:generator>LibreOffice/24.2.7.2$Linux_X86_64 LibreOffice_project/420$Build-2</meta:generator>
  </office:meta>
</office:document-meta>
</file>